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0.54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 style:data-style-name="N116">
      <style:table-cell-properties fo:background-color="#ff9999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16">
      <style:table-cell-properties fo:background-color="#00ffff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6">
      <style:table-cell-properties fo:background-color="#e6e6ff" fo:border="0.002cm solid #000000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1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1" style:family="table-cell" style:parent-style-name="Default" style:data-style-name="N116">
      <style:table-cell-properties fo:background-color="#cc9900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99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990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3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7" table:formula="of:=#ref!.[.$B5]" office:value-type="string" office:string-value="エラー:501">
            <text:p>エラー:501</text:p>
          </table:table-cell>
          <table:table-cell table:style-name="ce7" table:formula="of:=#REF!.$B5" office:value-type="float" office:value="0">
            <text:p>#NAME?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7" table:formula="of:=#ref!.[.$B6]" office:value-type="string" office:string-value="エラー:501">
            <text:p>エラー:501</text:p>
          </table:table-cell>
          <table:table-cell table:style-name="ce7" table:formula="of:=#REF!.$B6" office:value-type="float" office:value="0">
            <text:p>#NAME?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8" table:formula="of:=#ref!.[.$B11]" office:value-type="string" office:string-value="エラー:501">
            <text:p>エラー:501</text:p>
          </table:table-cell>
          <table:table-cell table:style-name="ce8" table:formula="of:=#REF!.$B11" office:value-type="float" office:value="0">
            <text:p>#NAME?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[.A9]" office:value-type="string" office:string-value="エラー:501">
            <text:p>エラー:501</text:p>
          </table:table-cell>
          <table:table-cell table:style-name="ce8" table:formula="of:=#ref!.[.$D9]" office:value-type="string" office:string-value="エラー:501">
            <text:p>エラー:501</text:p>
          </table:table-cell>
          <table:table-cell table:style-name="ce8" table:formula="of:=#REF!.$D9" office:value-type="float" office:value="0">
            <text:p>#NAME?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[.A10]" office:value-type="string" office:string-value="エラー:501">
            <text:p>エラー:501</text:p>
          </table:table-cell>
          <table:table-cell table:style-name="ce8" table:formula="of:=#ref!.[.$D10]" office:value-type="string" office:string-value="エラー:501">
            <text:p>エラー:501</text:p>
          </table:table-cell>
          <table:table-cell table:style-name="ce8" table:formula="of:=#REF!.$D10" office:value-type="float" office:value="0">
            <text:p>#NAME?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エラー:501</text:p>
          </table:table-cell>
          <table:table-cell table:style-name="ce9" table:formula="of:=[.D7]" office:value-type="float" office:value="0">
            <text:p>#NAME?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エラー:501</text:p>
          </table:table-cell>
          <table:table-cell table:style-name="ce9" table:formula="of:=[.C9]" office:value-type="float" office:value="0">
            <text:p>エラー:501</text:p>
          </table:table-cell>
          <table:table-cell table:style-name="ce9" table:formula="of:=[.D9]" office:value-type="float" office:value="0">
            <text:p>#NAME?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3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4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3:42:08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1003"/>
        </table:table-row>
        <table:table-row table:style-name="ro4">
          <table:table-cell office:value-type="string">
            <text:p>$numOf_SLs</text:p>
          </table:table-cell>
          <table:table-cell office:value-type="float" office:value="259">
            <text:p>259</text:p>
          </table:table-cell>
          <table:table-cell office:value-type="string">
            <text:p>of all Pos</text:p>
          </table:table-cell>
          <table:table-cell office:value-type="float" office:value="0.912">
            <text:p>0.912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786cm" draw:caption-point-x="-0.61cm" draw:caption-point-y="1.512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draw:style-name="gr2" draw:text-style-name="P2" svg:width="2.899cm" svg:height="0.669cm" svg:x="52.067cm" svg:y="3.782cm" draw:caption-point-x="-0.61cm" draw:caption-point-y="1.513cm">
              <dc:creator>ik</dc:creator>
              <dc:date>2020-03-25T00:00:00</dc:date>
              <text:p text:style-name="P2"><text:span text:style-name="T1">赤１</text:span></text:p>
            </office:annotation>
            <text:p>1 &gt; 1 &gt; 2</text:p>
          </table:table-cell>
          <table:table-cell table:style-name="ce13" table:formula="of:=COUNTA([.U17:.U20])" office:value-type="float" office:value="4">
            <text:p>4</text:p>
          </table:table-cell>
          <table:table-cell table:style-name="ce28" table:formula="of:=[.Y10]/[.$Y$15]" office:value-type="percentage" office:value="0.0142348754448399">
            <text:p>1.42%</text:p>
          </table:table-cell>
          <table:table-cell table:style-name="ce13" table:formula="of:=SUM([.Q17:.Q20])" office:value-type="float" office:value="-0.094999999999999">
            <text:p>-0.095</text:p>
          </table:table-cell>
          <table:table-cell table:style-name="ce13" table:formula="of:=COUNTIF([.Q17:.Q20];&quot;&gt;=0&quot;)" office:value-type="float" office:value="1">
            <text:p>1</text:p>
          </table:table-cell>
          <table:table-cell table:style-name="ce30" table:formula="of:=COUNTIF([.Q17:.Q20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417">
            <text:p>-2.417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draw:style-name="gr3" draw:text-style-name="P2" svg:width="2.899cm" svg:height="1.139cm" svg:x="52.067cm" svg:y="4.318cm" draw:caption-point-x="-0.61cm" draw:caption-point-y="1.513cm">
              <dc:creator>ik</dc:creator>
              <dc:date>2020-03-25T00:00:00</dc:date>
              <text:p text:style-name="P2"><text:span text:style-name="T1">シアン２</text:span></text:p>
            </office:annotation>
            <text:p>1 &gt; 2 &gt; 1</text:p>
          </table:table-cell>
          <table:table-cell table:style-name="ce13" table:formula="of:=COUNTA([.U21])" office:value-type="float" office:value="1">
            <text:p>1</text:p>
          </table:table-cell>
          <table:table-cell table:style-name="ce28" table:formula="of:=[.Y11]/[.$Y$15]" office:value-type="percentage" office:value="0.00355871886120996">
            <text:p>0.36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draw:style-name="gr2" draw:text-style-name="P2" svg:width="2.899cm" svg:height="0.669cm" svg:x="52.067cm" svg:y="4.854cm" draw:caption-point-x="-0.61cm" draw:caption-point-y="1.513cm">
              <dc:creator>ik</dc:creator>
              <dc:date>2020-03-25T00:00:00</dc:date>
              <text:p text:style-name="P2"><text:span text:style-name="T1">青灰色</text:span></text:p>
            </office:annotation>
            <text:p>1 &gt; 2 &gt; 2</text:p>
          </table:table-cell>
          <table:table-cell table:style-name="ce13" table:formula="of:=COUNTA([.U22:.U24])" office:value-type="float" office:value="3">
            <text:p>3</text:p>
          </table:table-cell>
          <table:table-cell table:style-name="ce28" table:formula="of:=[.Y12]/[.$Y$15]" office:value-type="percentage" office:value="0.0106761565836299">
            <text:p>1.07%</text:p>
          </table:table-cell>
          <table:table-cell table:style-name="ce13" table:formula="of:=SUM([.Q22:.Q24])" office:value-type="float" office:value="-0.048000000000001">
            <text:p>-0.048</text:p>
          </table:table-cell>
          <table:table-cell table:style-name="ce30" table:formula="of:=COUNTIF([.Q22:.Q24];&quot;&gt;=0&quot;)" office:value-type="float" office:value="1">
            <text:p>1</text:p>
          </table:table-cell>
          <table:table-cell table:style-name="ce30" table:formula="of:=COUNTIF([.Q22:.Q24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10:.Y12])" office:value-type="float" office:value="8">
            <text:p>8</text:p>
          </table:table-cell>
          <table:table-cell table:style-name="ce29" table:formula="of:=[.Y13]/[.$Y$15]" office:value-type="percentage" office:value="0.0284697508896797">
            <text:p>2.85%</text:p>
          </table:table-cell>
          <table:table-cell table:style-name="ce27" table:formula="of:=SUM([.AA10:.AA12])" office:value-type="float" office:value="-0.203000000000002">
            <text:p>-0.203</text:p>
          </table:table-cell>
          <table:table-cell table:style-name="ce27"/>
          <table:table-cell table:style-name="ce27">
            <office:annotation draw:style-name="gr2" draw:text-style-name="P2" svg:width="2.899cm" svg:height="0.669cm" svg:x="63.358cm" svg:y="5.39cm" draw:caption-point-x="-0.61cm" draw:caption-point-y="1.513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999999999996">
            <text:p>-0.011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table:style-name="ce19" office:value-type="string">
            <text:p>Z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5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-0.060000000000002">
            <text:p>-0.060</text:p>
          </table:table-cell>
          <table:table-cell table:style-name="ce21" office:value-type="string">
            <text:p>Z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7" office:value-type="float" office:value="-0.013000000000005">
            <text:p>-0.013</text:p>
          </table:table-cell>
          <table:table-cell table:style-name="ce21" office:value-type="string">
            <text:p>Z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25000000000006">
            <text:p>0.025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5000000000011">
            <text:p>0.03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000000000007">
            <text:p>0.06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144">
            <text:p>-0.0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000000000006">
            <text:p>0.022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099999999999056">
            <text:p>0.00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2999999999991">
            <text:p>0.01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0999999999987">
            <text:p>0.02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9999999999987">
            <text:p>0.03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5000000000002">
            <text:p>0.045</text:p>
          </table:table-cell>
          <table:table-cell office:value-type="string">
            <text:p>Z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29999999999859">
            <text:p>0.00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7999999999988">
            <text:p>0.048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2999999999997">
            <text:p>0.05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999999999991">
            <text:p>0.02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table:number-columns-repeated="4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4cm" table:end-y="0.038cm" draw:z-index="0" draw:style-name="gr1" draw:text-style-name="P1" svg:width="23.763cm" svg:height="13.885cm" svg:x="1.451cm" svg:y="0.08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1" table:number-columns-repeated="2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25/2020 16:05:31 : FxTestController.php : 527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4_0005-20200114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4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4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4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1.616cm" svg:y="2.249cm" draw:caption-point-x="-0.61cm" draw:caption-point-y="1.512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SLs</text:p>
          </table:table-cell>
          <table:table-cell office:value-type="float" office:value="256">
            <text:p>256</text:p>
          </table:table-cell>
          <table:table-cell office:value-type="string">
            <text:p>of all Pos</text:p>
          </table:table-cell>
          <table:table-cell office:value-type="float" office:value="0.901">
            <text:p>0.901</text:p>
          </table:table-cell>
          <table:table-cell table:number-columns-repeated="16"/>
          <table:table-cell table:style-name="ce23"/>
          <table:table-cell table:number-columns-repeated="2"/>
          <table:table-cell table:style-name="ce33" office:value-type="string">
            <office:annotation office:display="true" draw:style-name="gr4" draw:text-style-name="P2" svg:width="2.899cm" svg:height="0.561cm" svg:x="44.636cm" svg:y="3.621cm" draw:caption-point-x="6.37cm" draw:caption-point-y="1.137cm">
              <dc:creator>ik</dc:creator>
              <dc:date>2020-03-26T00:00:00</dc:date>
              <text:p text:style-name="P3"><text:span text:style-name="T1">黄色３</text:span></text:p>
            </office:annotation>
            <text:p>1 &gt; 1 &gt; 1</text:p>
          </table:table-cell>
          <table:table-cell table:style-name="ce13" table:formula="of:=COUNTA([.Q17:.Q22])" office:value-type="float" office:value="6">
            <text:p>6</text:p>
          </table:table-cell>
          <table:table-cell table:style-name="ce28" table:formula="of:=[.Y9]/[.$Y$15]" office:value-type="percentage" office:value="0.0213523131672598">
            <text:p>2.14%</text:p>
          </table:table-cell>
          <table:table-cell table:style-name="ce13" table:formula="of:=SUM([.Q17:.Q22])" office:value-type="float" office:value="-0.115000000000024">
            <text:p>-0.115</text:p>
          </table:table-cell>
          <table:table-cell table:style-name="ce13" table:formula="of:=COUNTIF([.Q16:.Q19];&quot;&gt;=0&quot;)" office:value-type="float" office:value="1">
            <text:p>1</text:p>
          </table:table-cell>
          <table:table-cell table:style-name="ce30" table:formula="of:=COUNTIF([.Q16:.Q19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office:display="true" draw:style-name="gr2" draw:text-style-name="P2" svg:width="2.899cm" svg:height="0.669cm" svg:x="45.585cm" svg:y="4.212cm" draw:caption-point-x="5.421cm" draw:caption-point-y="1.082cm">
              <dc:creator>ik</dc:creator>
              <dc:date>2020-03-25T00:00:00</dc:date>
              <text:p text:style-name="P3"><text:span text:style-name="T1">赤１</text:span></text:p>
            </office:annotation>
            <text:p>1 &gt; 1 &gt; 2</text:p>
          </table:table-cell>
          <table:table-cell table:style-name="ce13" table:formula="of:=COUNTA([.Q23:.Q24])" office:value-type="float" office:value="2">
            <text:p>2</text:p>
          </table:table-cell>
          <table:table-cell table:style-name="ce28" table:formula="of:=[.Y10]/[.$Y$15]" office:value-type="percentage" office:value="0.00711743772241993">
            <text:p>0.71%</text:p>
          </table:table-cell>
          <table:table-cell table:style-name="ce13" table:formula="of:=SUM([.Q23:.Q24])" office:value-type="float" office:value="-0.078000000000003">
            <text:p>-0.078</text:p>
          </table:table-cell>
          <table:table-cell table:style-name="ce13" table:formula="of:=COUNTIF([.Q17:.Q20];&quot;&gt;=0&quot;)" office:value-type="float" office:value="1">
            <text:p>1</text:p>
          </table:table-cell>
          <table:table-cell table:style-name="ce30" table:formula="of:=COUNTIF([.Q17:.Q20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952">
            <text:p>0.952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office:display="true" draw:style-name="gr5" draw:text-style-name="P2" svg:width="2.899cm" svg:height="0.72cm" svg:x="45.139cm" svg:y="4.722cm" draw:caption-point-x="5.867cm" draw:caption-point-y="1.108cm">
              <dc:creator>ik</dc:creator>
              <dc:date>2020-03-26T00:00:00</dc:date>
              <text:p text:style-name="P3"><text:span text:style-name="T1">シアン２</text:span></text:p>
            </office:annotation>
            <text:p>1 &gt; 2 &gt; 1</text:p>
          </table:table-cell>
          <table:table-cell table:style-name="ce13" office:value-type="float" office:value="0">
            <text:p>0</text:p>
          </table:table-cell>
          <table:table-cell table:style-name="ce28" table:formula="of:=[.Y11]/[.$Y$15]" office:value-type="percentage" office:value="0">
            <text:p>0.00%</text:p>
          </table:table-cell>
          <table:table-cell table:style-name="ce13" table:formula="of:=SUM([.Q21])" office:value-type="float" office:value="-0.018000000000001">
            <text:p>-0.01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7">
            <text:p>27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office:display="true" draw:style-name="gr2" draw:text-style-name="P2" svg:width="2.899cm" svg:height="0.669cm" svg:x="45.781cm" svg:y="5.177cm" draw:caption-point-x="5.225cm" draw:caption-point-y="1.189cm">
              <dc:creator>ik</dc:creator>
              <dc:date>2020-03-25T00:00:00</dc:date>
              <text:p text:style-name="P3"><text:span text:style-name="T1">青灰色</text:span></text:p>
            </office:annotation>
            <text:p>1 &gt; 2 &gt; 2</text:p>
          </table:table-cell>
          <table:table-cell table:style-name="ce13" table:formula="of:=COUNTA([.Q28])" office:value-type="float" office:value="1">
            <text:p>1</text:p>
          </table:table-cell>
          <table:table-cell table:style-name="ce28" table:formula="of:=[.Y12]/[.$Y$15]" office:value-type="percentage" office:value="0.00355871886120996">
            <text:p>0.36%</text:p>
          </table:table-cell>
          <table:table-cell table:style-name="ce13" table:formula="of:=SUM([.Q28])" office:value-type="float" office:value="0.0099999999999909">
            <text:p>0.01</text:p>
          </table:table-cell>
          <table:table-cell table:style-name="ce30" table:formula="of:=COUNTIF([.Q22:.Q24];&quot;&gt;=0&quot;)" office:value-type="float" office:value="1">
            <text:p>1</text:p>
          </table:table-cell>
          <table:table-cell table:style-name="ce30" table:formula="of:=COUNTIF([.Q22:.Q24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9:.Y12])" office:value-type="float" office:value="9">
            <text:p>9</text:p>
          </table:table-cell>
          <table:table-cell table:style-name="ce29" table:formula="of:=[.Y13]/[.$Y$15]" office:value-type="percentage" office:value="0.0320284697508897">
            <text:p>3.20%</text:p>
          </table:table-cell>
          <table:table-cell table:style-name="ce27" table:formula="of:=SUM([.AA10:.AA12])" office:value-type="float" office:value="-0.0860000000000131">
            <text:p>-0.086</text:p>
          </table:table-cell>
          <table:table-cell table:style-name="ce27"/>
          <table:table-cell table:style-name="ce27">
            <office:annotation draw:style-name="gr2" draw:text-style-name="P2" svg:width="2.899cm" svg:height="0.669cm" svg:x="62.906cm" svg:y="5.389cm" draw:caption-point-x="-0.61cm" draw:caption-point-y="1.513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6.037">
            <text:p>76.037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2">
            <text:p>2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0.024999999999991">
            <text:p>0.025</text:p>
          </table:table-cell>
          <table:table-cell table:style-name="ce32" office:value-type="string">
            <text:p>Z3</text:p>
          </table:table-cell>
          <table:table-cell table:style-name="ce32" office:value-type="float" office:value="3">
            <text:p>3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050000000000097">
            <text:p>-0.005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-0.018000000000001">
            <text:p>-0.018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0.0030000000000001">
            <text:p>0.003</text:p>
          </table:table-cell>
          <table:table-cell table:style-name="ce32" office:value-type="string">
            <text:p>Z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table:style-name="ce19" office:value-type="string">
            <text:p>Z3</text:p>
          </table:table-cell>
          <table:table-cell table:number-columns-repeated="3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4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75">
            <text:p>75.975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099999999999909">
            <text:p>0.010</text:p>
          </table:table-cell>
          <table:table-cell table:style-name="ce21" office:value-type="string">
            <text:p>Z3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6.01">
            <text:p>76.01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999999999996">
            <text:p>-0.01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2999999999992">
            <text:p>0.043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399999999999">
            <text:p>0.114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3]-[.B33]" office:value-type="float" office:value="0.0229999999999961">
            <text:p>0.02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8]-[.B38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42]-[.B42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4000000000002">
            <text:p>0.054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46]-[.B46]" office:value-type="float" office:value="0.00100000000000477">
            <text:p>0.00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6.022">
            <text:p>76.022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4999999999997">
            <text:p>0.035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6.057">
            <text:p>76.057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6.044">
            <text:p>76.044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6.101">
            <text:p>76.101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6.027">
            <text:p>76.027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999999999993">
            <text:p>0.067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67999999999998">
            <text:p>0.068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16">
            <text:p>0.116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6.011">
            <text:p>76.011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2999999999987">
            <text:p>0.03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7999999999986">
            <text:p>0.018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4999999999987">
            <text:p>0.045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4999999999993">
            <text:p>0.055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0000000000048">
            <text:p>0.00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3999999999996">
            <text:p>-0.014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49]-[.B149]" office:value-type="float" office:value="-0.007000000000005">
            <text:p>-0.007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0]-[.B150]" office:value-type="float" office:value="0.00300000000000011">
            <text:p>0.003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1]-[.B151]" office:value-type="float" office:value="0.0109999999999957">
            <text:p>0.01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2]-[.B152]" office:value-type="float" office:value="0.0210000000000008">
            <text:p>0.02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888">
            <text:p>75.88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9999999999988">
            <text:p>0.060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7]-[.B157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3999999999992">
            <text:p>0.034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0]-[.B160]" office:value-type="float" office:value="0.034000000000006">
            <text:p>0.034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">
            <text:p>0.110</text:p>
          </table:table-cell>
          <table:table-cell office:value-type="string">
            <text:p>Z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7]-[.B167]" office:value-type="float" office:value="-0.00600000000000023">
            <text:p>-0.006</text:p>
          </table:table-cell>
          <table:table-cell office:value-type="string">
            <text:p>Z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8]-[.B168]" office:value-type="float" office:value="0.0280000000000058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9]-[.B169]" office:value-type="float" office:value="0.0229999999999961">
            <text:p>0.023</text:p>
          </table:table-cell>
          <table:table-cell office:value-type="string">
            <text:p>Z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9000000000001">
            <text:p>0.039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6999999999998">
            <text:p>0.077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3]-[.B183]" office:value-type="float" office:value="0.00999999999999091">
            <text:p>0.01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4]-[.B184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7]-[.B187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8]-[.B188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99999999999994">
            <text:p>0.100</text:p>
          </table:table-cell>
          <table:table-cell table:style-name="ce19" office:value-type="string">
            <text:p>Z2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8000000000001">
            <text:p>0.018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5]-[.B195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96]-[.B196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7]-[.B197]" office:value-type="float" office:value="0.0249999999999915">
            <text:p>0.025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6">
            <text:p>0.116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099999999999">
            <text:p>0.111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8000000000002">
            <text:p>0.048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1]-[.B211]" office:value-type="float" office:value="0.0210000000000008">
            <text:p>0.021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212]-[.B212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3]-[.B213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4]-[.B214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5]-[.B215]" office:value-type="float" office:value="0.0219999999999914">
            <text:p>0.022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6]-[.B216]" office:value-type="float" office:value="0.0279999999999916">
            <text:p>0.028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7]-[.B217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4">
            <text:p>0.134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0999999999997">
            <text:p>0.041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1">
            <text:p>0.131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000000000008">
            <text:p>0.085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2000000000007">
            <text:p>0.05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6999999999988">
            <text:p>0.057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000000000007">
            <text:p>0.049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0799999999999">
            <text:p>0.108</text:p>
          </table:table-cell>
          <table:table-cell table:style-name="ce19" office:value-type="string">
            <text:p>Z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67">
            <text:p>75.867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299999999999">
            <text:p>0.123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9">
            <text:p>0.119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000000000001">
            <text:p>0.02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9000000000003">
            <text:p>0.069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4000000000003">
            <text:p>0.084</text:p>
          </table:table-cell>
          <table:table-cell office:value-type="string">
            <text:p>Z5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000000000003">
            <text:p>0.06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4000000000007">
            <text:p>0.064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999999999993">
            <text:p>0.061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">
            <text:p>0.154</text:p>
          </table:table-cell>
          <table:table-cell office:value-type="string">
            <text:p>Z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1000000000003">
            <text:p>0.08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9000000000008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8799999999999">
            <text:p>0.188</text:p>
          </table:table-cell>
          <table:table-cell office:value-type="string">
            <text:p>Z3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0999999999994">
            <text:p>0.091</text:p>
          </table:table-cell>
          <table:table-cell office:value-type="string">
            <text:p>Z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000000000002">
            <text:p>0.060</text:p>
          </table:table-cell>
          <table:table-cell office:value-type="string">
            <text:p>Z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599999999999">
            <text:p>0.126</text:p>
          </table:table-cell>
          <table:table-cell table:style-name="ce21" office:value-type="string">
            <text:p>Z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34">
            <text:p>0.134</text:p>
          </table:table-cell>
          <table:table-cell table:style-name="ce21" office:value-type="string">
            <text:p>Z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41">
            <text:p>75.841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999999999991">
            <text:p>-0.01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999999999999">
            <text:p>0.086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2">
            <text:p>0.142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799999999999">
            <text:p>0.10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V404" table:end-x="0.101cm" table:end-y="0.038cm" draw:z-index="4" draw:style-name="gr1" draw:text-style-name="P1" svg:width="23.763cm" svg:height="13.885cm" svg:x="1.451cm" svg:y="0.0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2'.A17:'2'.W22" table:contains-header="false">
          <table:sort>
            <table:sort-by table:field-number="19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P0" style:volatile="true">
      <number:number number:decimal-places="0" number:min-integer-digits="1"/>
    </number:number-style>
    <number:number-style style:name="N115">
      <style:text-properties fo:color="#ff0000"/>
      <number:text>-</number:text>
      <number:number number:decimal-places="0" number:min-integer-digits="1"/>
      <style:map style:condition="value()&gt;=0" style:apply-style-name="N115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2020/03/29</text:date>, <text:time>12:3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29T12:30:36.47</dc:date>
    <dc:creator>iwabuchi ken</dc:creator>
    <meta:editing-duration>PT11H22S</meta:editing-duration>
    <meta:editing-cycles>71</meta:editing-cycles>
    <meta:generator>OpenOffice/4.1.3$Win32 OpenOffice.org_project/413m1$Build-9783</meta:generator>
    <meta:document-statistic meta:table-count="5" meta:cell-count="13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